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0caff" officeooo:paragraph-rsid="0010caff"/>
    </style:style>
    <style:style style:name="P3" style:family="paragraph" style:parent-style-name="Standard">
      <style:paragraph-properties fo:break-before="page"/>
      <style:text-properties officeooo:rsid="0010caff" officeooo:paragraph-rsid="0010ca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/text:p>
      <text:p text:style-name="P2">b</text:p>
      <text:p text:style-name="P2">c</text:p>
      <text:p text:style-name="P2">d</text:p>
      <text:p text:style-name="P2">e</text:p>
      <text:p text:style-name="P2">f</text:p>
      <text:p text:style-name="P2">g</text:p>
      <text:p text:style-name="P2">abcd</text:p>
      <text:p text:style-name="P2"/>
      <text:p text:style-name="P2">a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g</text:p>
      <text:p text:style-name="P2">g</text:p>
      <text:p text:style-name="P2">d</text:p>
      <text:p text:style-name="P2"/>
      <text:p text:style-name="P2"/>
      <text:p text:style-name="P2">s</text:p>
      <text:p text:style-name="P2"/>
      <text:p text:style-name="P2">abc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5T23:38:30.763000000</meta:creation-date>
    <dc:date>2023-12-25T23:40:37.248000000</dc:date>
    <meta:editing-duration>PT2M7S</meta:editing-duration>
    <meta:editing-cycles>1</meta:editing-cycles>
    <meta:document-statistic meta:table-count="0" meta:image-count="0" meta:object-count="0" meta:page-count="2" meta:paragraph-count="15" meta:word-count="15" meta:character-count="23" meta:non-whitespace-character-count="23"/>
    <meta:generator>LibreOffice/7.5.4.2$Windows_X86_64 LibreOffice_project/36ccfdc35048b057fd9854c757a8b67ec53977b6</meta:generator>
  </office:meta>
</office:document-meta>
</file>